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2.97cm"/>
    </style:style>
    <style:style style:name="co3" style:family="table-column">
      <style:table-column-properties fo:break-before="auto" style:column-width="13.924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5.918cm"/>
    </style:style>
    <style:style style:name="co6" style:family="table-column">
      <style:table-column-properties fo:break-before="auto" style:column-width="11.527cm"/>
    </style:style>
    <style:style style:name="co7" style:family="table-column">
      <style:table-column-properties fo:break-before="auto" style:column-width="30.018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13.406cm"/>
    </style:style>
    <style:style style:name="co10" style:family="table-column">
      <style:table-column-properties fo:break-before="auto" style:column-width="19.724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4.637cm"/>
    </style:style>
    <style:style style:name="co13" style:family="table-column">
      <style:table-column-properties fo:break-before="auto" style:column-width="3.575cm"/>
    </style:style>
    <style:style style:name="co14" style:family="table-column">
      <style:table-column-properties fo:break-before="auto" style:column-width="20.24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PSU_Prozes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D:\Privat\Circuit_Design\ControllerV2\PSU_Prozessor\PSU_Prozessor.kicad_s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07/06/2022 18:29: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.p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2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: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SamacSys_Parts:6N138S</text:p>
          </table:table-cell>
          <table:table-cell office:value-type="string" calcext:value-type="string">
            <text:p>SamacSys_Parts:SOP254P1016X460-8N</text:p>
          </table:table-cell>
          <table:table-cell office:value-type="string" calcext:value-type="string">
            <text:p>https://media.digikey.com/pdf/Data%20Sheets/Lite-On%20PDFs/6N138-39%20Series.pdf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https://www.arrow.com/en/products/6n138s/lite-on-technology?region=nac</text:p>
          </table:table-cell>
          <table:table-cell office:value-type="string" calcext:value-type="string">
            <text:p>High Speed Optocouplers Darlington 100KBd Transistor Output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859-6N138S</text:p>
          </table:table-cell>
          <table:table-cell office:value-type="string" calcext:value-type="string">
            <text:p>https://www.mouser.co.uk/ProductDetail/Lite-On/6N138S?qs=PByDJ0nQNwpiJNZ8Mk8Kd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SamacSys_Parts:ACJS-MHOP</text:p>
          </table:table-cell>
          <table:table-cell office:value-type="string" calcext:value-type="string">
            <text:p>SamacSys_Parts:ACJSMHOP</text:p>
          </table:table-cell>
          <table:table-cell office:value-type="string" calcext:value-type="string">
            <text:p>https://www.mouser.dk/datasheet/2/18/55010542000111_acjx-xhop-771297.pdf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https://www.arrow.com/en/products/acjs-mhop/amphenol-sine-systems?region=nac</text:p>
          </table:table-cell>
          <table:table-cell office:value-type="string" calcext:value-type="string">
            <text:p>1/4" PHONE TRS OFFSET HORZ PCB P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523-ACJS-MHOP</text:p>
          </table:table-cell>
          <table:table-cell office:value-type="string" calcext:value-type="string">
            <text:p>https://www.mouser.co.uk/ProductDetail/Amphenol-Audio/ACJS-MHOP?qs=t8VhaDIDl4taHvIs0dnb2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Connector_BarrelJack:BarrelJack_CLIFF_FC681465S_SMT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SamacSys_Parts:1734327-1</text:p>
          </table:table-cell>
          <table:table-cell office:value-type="string" calcext:value-type="string">
            <text:p>SamacSys_Parts:17343271</text:p>
          </table:table-cell>
          <table:table-cell office:value-type="string" calcext:value-type="string">
            <text:p>http://www.te.com/commerce/DocumentDelivery/DDEController?Action=srchrtrv&amp;DocNm=1734327&amp;DocType=Customer+Drawing&amp;DocLang=English&amp;DocFormat=pdf&amp;PartCntxt=1734327-1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https://www.arrow.com/en/products/1734327-1/te-connectivity?region=nac</text:p>
          </table:table-cell>
          <table:table-cell office:value-type="string" calcext:value-type="string">
            <text:p>AMP - TE CONNECTIVITY - 1734327-1 - MINI USB, 2.0 TYPE A, RECEPTACLE,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571-1734327-1</text:p>
          </table:table-cell>
          <table:table-cell office:value-type="string" calcext:value-type="string">
            <text:p>https://www.mouser.co.uk/ProductDetail/TE-Connectivity/1734327-1?qs=vnwGVgFuQiarKPoMzZyyS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SamacSys_Parts:1734327-1</text:p>
          </table:table-cell>
          <table:table-cell office:value-type="string" calcext:value-type="string">
            <text:p>SamacSys_Parts:17343271</text:p>
          </table:table-cell>
          <table:table-cell office:value-type="string" calcext:value-type="string">
            <text:p>http://www.te.com/commerce/DocumentDelivery/DDEController?Action=srchrtrv&amp;DocNm=1734327&amp;DocType=Customer+Drawing&amp;DocLang=English&amp;DocFormat=pdf&amp;PartCntxt=1734327-1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https://www.arrow.com/en/products/1734327-1/te-connectivity?region=nac</text:p>
          </table:table-cell>
          <table:table-cell office:value-type="string" calcext:value-type="string">
            <text:p>AMP - TE CONNECTIVITY - 1734327-1 - MINI USB, 2.0 TYPE A, RECEPTACLE,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571-1734327-1</text:p>
          </table:table-cell>
          <table:table-cell office:value-type="string" calcext:value-type="string">
            <text:p>https://www.mouser.co.uk/ProductDetail/TE-Connectivity/1734327-1?qs=vnwGVgFuQiarKPoMzZyyS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Display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In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Main_Data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Main_Expr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Main_PS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PH_B5B-PH-K_1x05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Out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_Status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Lower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Low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Upper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J_Swtich_Upp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SamacSys_Parts:TCK-146</text:p>
          </table:table-cell>
          <table:table-cell office:value-type="string" calcext:value-type="string">
            <text:p>SamacSys_Parts:TCK147</text:p>
          </table:table-cell>
          <table:table-cell office:value-type="string" calcext:value-type="string">
            <text:p>https://www.tracopower.com/products/tck146.pdf</text:p>
          </table:table-cell>
          <table:table-cell table:number-columns-repeated="2"/>
          <table:table-cell office:value-type="string" calcext:value-type="string">
            <text:p>Fixed Inductors Inductor 10uH 1A 35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495-TCK-146</text:p>
          </table:table-cell>
          <table:table-cell office:value-type="string" calcext:value-type="string">
            <text:p>https://www.mouser.co.uk/ProductDetail/TRACO-Power/TCK-146?qs=w%2Fv1CP2dgqpsTXHMfkVpwg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SamacSys_Parts:TCK-151</text:p>
          </table:table-cell>
          <table:table-cell office:value-type="string" calcext:value-type="string">
            <text:p>SamacSys_Parts:TCK151</text:p>
          </table:table-cell>
          <table:table-cell office:value-type="string" calcext:value-type="string">
            <text:p>https://altium.componentsearchengine.com/Datasheets/1/TCK-151.pdf</text:p>
          </table:table-cell>
          <table:table-cell table:number-columns-repeated="2"/>
          <table:table-cell office:value-type="string" calcext:value-type="string">
            <text:p>Fixed Inductors Inductor 4.7uH 1.2A 14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495-TCK-151</text:p>
          </table:table-cell>
          <table:table-cell office:value-type="string" calcext:value-type="string">
            <text:p>https://www.mouser.co.uk/ProductDetail/TRACO-Power/TCK-151?qs=r5DSvlrkXmLbmcys%252BIu%252BuA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M1</text:p>
          </table:table-cell>
          <table:table-cell office:value-type="string" calcext:value-type="string">
            <text:p>Adafruit_Fram_2M</text:p>
          </table:table-cell>
          <table:table-cell office:value-type="string" calcext:value-type="string">
            <text:p>FRam:Adafruit_Fram_2M</text:p>
          </table:table-cell>
          <table:table-cell office:value-type="string" calcext:value-type="string">
            <text:p>FRam:Adafruit_FRam_2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S1</text:p>
          </table:table-cell>
          <table:table-cell office:value-type="string" calcext:value-type="string">
            <text:p>TRS_2-0923</text:p>
          </table:table-cell>
          <table:table-cell office:value-type="string" calcext:value-type="string">
            <text:p>SamacSys_Parts:TRS_2-0923</text:p>
          </table:table-cell>
          <table:table-cell office:value-type="string" calcext:value-type="string">
            <text:p>SamacSys_Parts:TRS20922</text:p>
          </table:table-cell>
          <table:table-cell office:value-type="string" calcext:value-type="string">
            <text:p>https://tracopower.com/trs2-datasheet/</text:p>
          </table:table-cell>
          <table:table-cell table:number-columns-repeated="2"/>
          <table:table-cell office:value-type="string" calcext:value-type="string">
            <text:p>2 Watt DC/DC converter, industrial, 2:1 input, regulated, compact design, 1600 VDC isolation, encapsulated, SMD pack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RS 2-0923</text:p>
          </table:table-cell>
          <table:table-cell office:value-type="string" calcext:value-type="string">
            <text:p>495-TRS2-0923</text:p>
          </table:table-cell>
          <table:table-cell office:value-type="string" calcext:value-type="string">
            <text:p>https://www.mouser.co.uk/ProductDetail/TRACO-Power/TRS-2-0923?qs=wUXugUrL1qxaEmb8ePg7Ow%3D%3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2</text:p>
          </table:table-cell>
          <table:table-cell office:value-type="string" calcext:value-type="string">
            <text:p>LMO78_05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3</text:p>
          </table:table-cell>
          <table:table-cell office:value-type="string" calcext:value-type="string">
            <text:p>LMO78_03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XA1</text:p>
          </table:table-cell>
          <table:table-cell office:value-type="string" calcext:value-type="string">
            <text:p>Arduino_Due_Shield</text:p>
          </table:table-cell>
          <table:table-cell office:value-type="string" calcext:value-type="string">
            <text:p>arduino:Arduino_Due_Shield</text:p>
          </table:table-cell>
          <table:table-cell office:value-type="string" calcext:value-type="string">
            <text:p>Arduino:Arduino_Due_Shield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rrow Part Number</text:p>
          </table:table-cell>
          <table:table-cell office:value-type="string" calcext:value-type="string">
            <text:p>Arrow Price/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1, C7, C2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C2, C3, C6, C15, C18, C19, C20, C21, C22, C23, 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office:value-type="string" calcext:value-type="string">
            <text:p>2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8, C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C9, C11, C12, 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14, C17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8x10.5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16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:1N4001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http://www.vishay.com/docs/88503/1n4001.pdf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assets.nexperia.com/documents/data-sheet/1N4148_1N4448.pdf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H1, H2, H3, H4, 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echanical: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1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SamacSys_Parts:6N138S</text:p>
          </table:table-cell>
          <table:table-cell office:value-type="string" calcext:value-type="string">
            <text:p>SamacSys_Parts:SOP254P1016X460-8N</text:p>
          </table:table-cell>
          <table:table-cell office:value-type="string" calcext:value-type="string">
            <text:p>https://media.digikey.com/pdf/Data%20Sheets/Lite-On%20PDFs/6N138-39%20Series.pdf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https://www.arrow.com/en/products/6n138s/lite-on-technology?region=nac</text:p>
          </table:table-cell>
          <table:table-cell office:value-type="string" calcext:value-type="string">
            <text:p>High Speed Optocouplers Darlington 100KBd Transistor Output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6N138S</text:p>
          </table:table-cell>
          <table:table-cell office:value-type="string" calcext:value-type="string">
            <text:p>859-6N138S</text:p>
          </table:table-cell>
          <table:table-cell office:value-type="string" calcext:value-type="string">
            <text:p>https://www.mouser.co.uk/ProductDetail/Lite-On/6N138S?qs=PByDJ0nQNwpiJNZ8Mk8Kdw%3D%3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SamacSys_Parts:ACJS-MHOP</text:p>
          </table:table-cell>
          <table:table-cell office:value-type="string" calcext:value-type="string">
            <text:p>SamacSys_Parts:ACJSMHOP</text:p>
          </table:table-cell>
          <table:table-cell office:value-type="string" calcext:value-type="string">
            <text:p>https://www.mouser.dk/datasheet/2/18/55010542000111_acjx-xhop-771297.pdf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https://www.arrow.com/en/products/acjs-mhop/amphenol-sine-systems?region=nac</text:p>
          </table:table-cell>
          <table:table-cell office:value-type="string" calcext:value-type="string">
            <text:p>1/4" PHONE TRS OFFSET HORZ PCB P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ACJS-MHOP</text:p>
          </table:table-cell>
          <table:table-cell office:value-type="string" calcext:value-type="string">
            <text:p>523-ACJS-MHOP</text:p>
          </table:table-cell>
          <table:table-cell office:value-type="string" calcext:value-type="string">
            <text:p>https://www.mouser.co.uk/ProductDetail/Amphenol-Audio/ACJS-MHOP?qs=t8VhaDIDl4taHvIs0dnb2w%3D%3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office:value-type="string" calcext:value-type="string">
            <text:p>CLIFF FC68148S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Connector_BarrelJack:BarrelJack_CLIFF_FC681465S_SMT_Horizont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4, J7</text:p>
          </table:table-cell>
          <table:table-cell office:value-type="string" calcext:value-type="string">
            <text:p>1734327-2</text:p>
          </table:table-cell>
          <table:table-cell office:value-type="string" calcext:value-type="string">
            <text:p>SamacSys_Parts:1734327-1</text:p>
          </table:table-cell>
          <table:table-cell office:value-type="string" calcext:value-type="string">
            <text:p>SamacSys_Parts:17343271</text:p>
          </table:table-cell>
          <table:table-cell office:value-type="string" calcext:value-type="string">
            <text:p>http://www.te.com/commerce/DocumentDelivery/DDEController?Action=srchrtrv&amp;DocNm=1734327&amp;DocType=Customer+Drawing&amp;DocLang=English&amp;DocFormat=pdf&amp;PartCntxt=1734327-1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https://www.arrow.com/en/products/1734327-1/te-connectivity?region=nac</text:p>
          </table:table-cell>
          <table:table-cell office:value-type="string" calcext:value-type="string">
            <text:p>AMP - TE CONNECTIVITY - 1734327-1 - MINI USB, 2.0 TYPE A, RECEPTACLE, SM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1734327-1</text:p>
          </table:table-cell>
          <table:table-cell office:value-type="string" calcext:value-type="string">
            <text:p>571-1734327-1</text:p>
          </table:table-cell>
          <table:table-cell office:value-type="string" calcext:value-type="string">
            <text:p>https://www.mouser.co.uk/ProductDetail/TE-Connectivity/1734327-1?qs=vnwGVgFuQiarKPoMzZyySg%3D%3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J_Display1, J_Swtich_Lower1, J_Swtich_Lower2, J_Swtich_Upper1, J_Swtich_Upper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JST:JST_PH_B8B-PH-K_1x08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J_In1, J_Out1</text:p>
          </table:table-cell>
          <table:table-cell office:value-type="string" calcext:value-type="string">
            <text:p>SJ-3524-SMT-TR</text:p>
          </table:table-cell>
          <table:table-cell table:number-columns-repeated="2" office:value-type="string" calcext:value-type="string">
            <text:p>SamacSys_Parts:SJ-3524-SMT-TR</text:p>
          </table:table-cell>
          <table:table-cell office:value-type="string" calcext:value-type="string">
            <text:p>https://datasheet.datasheetarchive.com/originals/distributors/Datasheets-DGA1/151896.pdf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https://www.arrow.com/en/products/sj-3524-smt-tr/cui-devices?region=nac</text:p>
          </table:table-cell>
          <table:table-cell office:value-type="string" calcext:value-type="string">
            <text:p>Phone Connectors Audio Jacks</text:p>
          </table:table-cell>
          <table:table-cell/>
          <table:table-cell office:value-type="string" calcext:value-type="string">
            <text:p>CUI Inc.</text:p>
          </table:table-cell>
          <table:table-cell office:value-type="string" calcext:value-type="string">
            <text:p>SJ-3524-SMT-TR</text:p>
          </table:table-cell>
          <table:table-cell office:value-type="string" calcext:value-type="string">
            <text:p>490-SJ-3524-SMT-TR</text:p>
          </table:table-cell>
          <table:table-cell office:value-type="string" calcext:value-type="string">
            <text:p>https://www.mouser.co.uk/ProductDetail/CUI-Devices/SJ-3524-SMT-TR?qs=WyjlAZoYn50%252B7OcNbxvx%252BA%3D%3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_Main_Data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Connector_Generic:Conn_01x10</text:p>
          </table:table-cell>
          <table:table-cell office:value-type="string" calcext:value-type="string">
            <text:p>Connector_JST:JST_PH_B10B-PH-K_1x10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_Main_Expr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B2B-PH-K_1x02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_Main_PS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PH_B5B-PH-K_1x05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_Status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Connector_Generic:Conn_01x07</text:p>
          </table:table-cell>
          <table:table-cell office:value-type="string" calcext:value-type="string">
            <text:p>Connector_JST:JST_PH_B7B-PH-K_1x07_P2.00mm_Vertical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SamacSys_Parts:TCK-146</text:p>
          </table:table-cell>
          <table:table-cell office:value-type="string" calcext:value-type="string">
            <text:p>SamacSys_Parts:TCK147</text:p>
          </table:table-cell>
          <table:table-cell office:value-type="string" calcext:value-type="string">
            <text:p>https://www.tracopower.com/products/tck146.pdf</text:p>
          </table:table-cell>
          <table:table-cell table:number-columns-repeated="2"/>
          <table:table-cell office:value-type="string" calcext:value-type="string">
            <text:p>Fixed Inductors Inductor 10uH 1A 35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46</text:p>
          </table:table-cell>
          <table:table-cell office:value-type="string" calcext:value-type="string">
            <text:p>495-TCK-146</text:p>
          </table:table-cell>
          <table:table-cell office:value-type="string" calcext:value-type="string">
            <text:p>https://www.mouser.co.uk/ProductDetail/TRACO-Power/TCK-146?qs=w%2Fv1CP2dgqpsTXHMfkVpwg%3D%3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SamacSys_Parts:TCK-151</text:p>
          </table:table-cell>
          <table:table-cell office:value-type="string" calcext:value-type="string">
            <text:p>SamacSys_Parts:TCK151</text:p>
          </table:table-cell>
          <table:table-cell office:value-type="string" calcext:value-type="string">
            <text:p>https://altium.componentsearchengine.com/Datasheets/1/TCK-151.pdf</text:p>
          </table:table-cell>
          <table:table-cell table:number-columns-repeated="2"/>
          <table:table-cell office:value-type="string" calcext:value-type="string">
            <text:p>Fixed Inductors Inductor 4.7uH 1.2A 140mOhm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CK-151</text:p>
          </table:table-cell>
          <table:table-cell office:value-type="string" calcext:value-type="string">
            <text:p>495-TCK-151</text:p>
          </table:table-cell>
          <table:table-cell office:value-type="string" calcext:value-type="string">
            <text:p>https://www.mouser.co.uk/ProductDetail/TRACO-Power/TCK-151?qs=r5DSvlrkXmLbmcys%252BIu%252BuA%3D%3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EM1</text:p>
          </table:table-cell>
          <table:table-cell office:value-type="string" calcext:value-type="string">
            <text:p>Adafruit_Fram_2M</text:p>
          </table:table-cell>
          <table:table-cell office:value-type="string" calcext:value-type="string">
            <text:p>FRam:Adafruit_Fram_2M</text:p>
          </table:table-cell>
          <table:table-cell office:value-type="string" calcext:value-type="string">
            <text:p>FRam:Adafruit_FRam_2M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S1</text:p>
          </table:table-cell>
          <table:table-cell office:value-type="string" calcext:value-type="string">
            <text:p>TRS_2-0923</text:p>
          </table:table-cell>
          <table:table-cell office:value-type="string" calcext:value-type="string">
            <text:p>SamacSys_Parts:TRS_2-0923</text:p>
          </table:table-cell>
          <table:table-cell office:value-type="string" calcext:value-type="string">
            <text:p>SamacSys_Parts:TRS20922</text:p>
          </table:table-cell>
          <table:table-cell office:value-type="string" calcext:value-type="string">
            <text:p>https://tracopower.com/trs2-datasheet/</text:p>
          </table:table-cell>
          <table:table-cell table:number-columns-repeated="2"/>
          <table:table-cell office:value-type="string" calcext:value-type="string">
            <text:p>2 Watt DC/DC converter, industrial, 2:1 input, regulated, compact design, 1600 VDC isolation, encapsulated, SMD pack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TRS 2-0923</text:p>
          </table:table-cell>
          <table:table-cell office:value-type="string" calcext:value-type="string">
            <text:p>495-TRS2-0923</text:p>
          </table:table-cell>
          <table:table-cell office:value-type="string" calcext:value-type="string">
            <text:p>https://www.mouser.co.uk/ProductDetail/TRACO-Power/TRS-2-0923?qs=wUXugUrL1qxaEmb8ePg7Ow%3D%3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S2</text:p>
          </table:table-cell>
          <table:table-cell office:value-type="string" calcext:value-type="string">
            <text:p>LMO78_05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S3</text:p>
          </table:table-cell>
          <table:table-cell office:value-type="string" calcext:value-type="string">
            <text:p>LMO78_03-0.5</text:p>
          </table:table-cell>
          <table:table-cell office:value-type="string" calcext:value-type="string">
            <text:p>SamacSys_Parts:LMO78_05-0.5</text:p>
          </table:table-cell>
          <table:table-cell office:value-type="string" calcext:value-type="string">
            <text:p>SamacSys_Parts:LMO78_0505</text:p>
          </table:table-cell>
          <table:table-cell office:value-type="string" calcext:value-type="string">
            <text:p>https://gaptec-electronic.com/datenblaetter/LMO78_0.5.pdf</text:p>
          </table:table-cell>
          <table:table-cell table:number-columns-repeated="2"/>
          <table:table-cell office:value-type="string" calcext:value-type="string">
            <text:p>DC DC CONVERTER 5V 4W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Gaptec</text:p>
          </table:table-cell>
          <table:table-cell office:value-type="string" calcext:value-type="string">
            <text:p>LMO78_05-0.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Q1, Q3, Q5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Transistor_BJT: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Q2, Q4, 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NDS7002A-D.PDF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6, R16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7, R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8, 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, R14, R1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2, 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1, U2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http://www.ti.com/lit/ds/symlink/tl071.pdf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A1</text:p>
          </table:table-cell>
          <table:table-cell office:value-type="string" calcext:value-type="string">
            <text:p>Arduino_Due_Shield</text:p>
          </table:table-cell>
          <table:table-cell office:value-type="string" calcext:value-type="string">
            <text:p>arduino:Arduino_Due_Shield</text:p>
          </table:table-cell>
          <table:table-cell office:value-type="string" calcext:value-type="string">
            <text:p>Arduino:Arduino_Due_Shiel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.00.0000</text:date>, <text:time style:data-style-name="N2" text:time-value="19:42:20.2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7T19:42:39.585000000</dc:date>
    <meta:editing-duration>PT1H5M46S</meta:editing-duration>
    <meta:editing-cycles>15</meta:editing-cycles>
    <meta:generator>LibreOffice/7.3.3.2$Windows_X86_64 LibreOffice_project/d1d0ea68f081ee2800a922cac8f79445e4603348</meta:generator>
    <meta:document-statistic meta:table-count="1" meta:cell-count="845" meta:object-count="0"/>
  </office:meta>
</office:document-meta>
</file>